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fo:font-style="normal" fo:font-weight="bold" officeooo:rsid="000e66e1" officeooo:paragraph-rsid="000e66e1" style:font-size-asian="15.75pt" style:font-style-asian="normal" style:font-weight-asian="bold" style:font-size-complex="18pt" style:font-style-complex="normal" style:font-weight-complex="bold"/>
    </style:style>
    <style:style style:name="P2" style:family="paragraph" style:parent-style-name="Standard">
      <style:paragraph-properties fo:text-align="start" style:justify-single-word="false"/>
      <style:text-properties style:font-name="FreeSans" fo:font-size="12pt" fo:font-style="normal" fo:font-weight="normal" officeooo:rsid="000e66e1" officeooo:paragraph-rsid="000e66e1" style:font-size-asian="10.5pt" style:font-style-asian="normal" style:font-weight-asian="normal" style:font-size-complex="12pt" style:font-style-complex="normal" style:font-weight-complex="normal"/>
    </style:style>
    <style:style style:name="P3" style:family="paragraph" style:parent-style-name="Footnote">
      <style:text-properties officeooo:rsid="000e66e1" officeooo:paragraph-rsid="000e66e1"/>
    </style:style>
    <style:style style:name="T1" style:family="text">
      <style:text-properties officeooo:rsid="000f23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chester Baby</text:p>
      <text:p text:style-name="P1"/>
      <text:p text:style-name="P2">When we began the assignment, we first started to make the header files that we would need in order to code our program. This was a good starting point. After this, each member of the group worked seperately on different files in order to make the most use out of our time. As files were completed, they were committed to github. <text:span text:style-name="T1">A few issues were encountered when making the decimal to binary and binary to decimal converters such as weird symbols being outputted but this was quickly fixed with some research on the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9:47:57.069747673</meta:creation-date>
    <dc:date>2016-11-15T20:51:03.781686686</dc:date>
    <meta:editing-duration>PT6M47S</meta:editing-duration>
    <meta:editing-cycles>2</meta:editing-cycles>
    <meta:generator>LibreOffice/5.1.4.2$Linux_X86_64 LibreOffice_project/10m0$Build-2</meta:generator>
    <meta:document-statistic meta:table-count="0" meta:image-count="0" meta:object-count="0" meta:page-count="1" meta:paragraph-count="2" meta:word-count="96" meta:character-count="542" meta:non-whitespace-character-count="448"/>
  </office:meta>
</office:document-meta>
</file>